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67AB0000631FD3DE7C8A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0.61cm"/>
    </style:style>
    <style:style style:name="co4" style:family="table-column">
      <style:table-column-properties fo:break-before="auto" style:column-width="4.86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Гиперссылка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Изображение 1" draw:style-name="gr1" draw:text-style-name="P1" svg:width="4.099cm" svg:height="3.919cm" svg:x="26.418cm" svg:y="4.187cm">
            <draw:image xlink:href="Pictures/20000009000067AB0000631FD3DE7C8A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table:style-name="ce1"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table:style-name="ce1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анализа.odg?raw=true" xlink:type="simple">https://github.com/zxvad/AutotestAnalyser/blob/master/docs/%D0%9A%D0%BB%D0%B0%D1%81%D1%81%D1%8B%20%D0%B0%D0%BD%D0%B0%D0%BB%D0%B8%D0%B7%D0%B0.odg?raw=true</text:a>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table:style-name="ce1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проектирования.odg?raw=true" xlink:type="simpl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table:style-name="ce1"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кодирования</text:p>
          </table:table-cell>
          <table:table-cell table:style-name="ce1" office:value-type="string" calcext:value-type="string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calcext:value-type="string">
            <text:p>Сделал</text:p>
          </table:table-cell>
          <table:table-cell table:number-columns-repeated="2"/>
          <table:table-cell table:style-name="ce3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необходимо распределить классы по namespaces в соответствии со схемой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Недопустимо в 1 файл укладывать несколько классов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Исходники</text:p>
          </table:table-cell>
          <table:table-cell table:style-name="ce1" office:value-type="string" calcext:value-type="string">
            <text:p>распределить файлы по подкаталогам в соответствии с namespaces</text:p>
          </table:table-cell>
          <table:table-cell/>
          <table:table-cell office:value-type="string" calcext:value-type="string">
            <text:p>Сделал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К вопросу 7. Как это сделано? Если все файлы в одном каталоге кучей навалены?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meta:initial-creator>Вася</meta:initial-creator>
    <meta:creation-date>2009-04-16T11:32:48Z</meta:creation-date>
    <dc:date>2014-12-29T09:22:20.104000000</dc:date>
    <meta:editing-cycles>11</meta:editing-cycles>
    <meta:editing-duration>PT14M22S</meta:editing-duration>
    <meta:document-statistic meta:table-count="3" meta:cell-count="39" meta:object-count="1"/>
    <meta:user-defined meta:name="Info 1"/>
    <meta:user-defined meta:name="Info 2"/>
    <meta:user-defined meta:name="Info 3"/>
    <meta:user-defined meta:name="Info 4"/>
  </office:meta>
</office:document-meta>
</file>